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text-underline-style="none" fo:font-weight="bold" style:font-name-asian="Calibri3" style:font-style-asian="normal" style:font-weight-asian="bold" style:font-name-complex="Calibri3" style:font-style-complex="normal" style:font-weight-complex="bold"/>
    </style:style>
    <style:style style:name="T16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style:font-size-asian="28pt" style:font-size-complex="28pt"/>
    </style:style>
    <style:style style:name="T22" style:family="text">
      <style:text-properties style:text-position="-33% 58%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6" style:family="text">
      <style:text-properties style:text-position="-33% 58%" fo:font-size="32pt" style:font-size-asian="44pt" style:font-size-complex="44pt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style:font-name="Calibri2" style:font-name-asian="Calibri3" style:font-name-complex="Calibri3"/>
    </style:style>
    <style:style style:name="T29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Ebrima4" style:font-name-asian="Ebrima4" style:font-name-complex="Ebrima4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28pt" style:font-size-asian="40pt" style:font-size-complex="40pt"/>
    </style:style>
    <style:style style:name="T34" style:family="text">
      <style:text-properties style:font-name="Calibri2" fo:font-size="14pt" fo:font-style="normal" fo:font-weight="normal" style:font-name-asian="Calibri3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T35" style:family="text">
      <style:text-properties style:font-name="Calibri2" fo:font-size="14pt" fo:font-style="italic" fo:font-weight="normal" style:font-name-asian="Calibri3" style:font-size-asian="18pt" style:font-style-asian="italic" style:font-weight-asian="normal" style:font-name-complex="Calibri3" style:font-size-complex="18pt" style:font-style-complex="italic" style:font-weight-complex="normal"/>
    </style:style>
    <style:style style:name="T36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397cm" svg:x="1.4cm" svg:y="7.359cm" presentation:class="subtitle" presentation:user-transformed="true">
          <draw:text-box>
            <text:p>Man parametrisiert <text:span text:style-name="T4">C</text:span> nach der Bogenlänge <text:span text:style-name="T4">S</text:span>. d<text:span text:style-name="T1">f</text:span> ist das orientierte Flächenelement um <text:span text:style-name="T4">C</text:span><text:span text:style-name="T13">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Der Übergang zum Stromfaden geschieht also durch die Ersetzung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8.584cm" svg:height="8.864cm" svg:x="4.707cm" svg:y="9.967cm">
          <text:p/>
          <draw:object xlink:href="../Stromfad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7.914cm" presentation:class="subtitle" presentation:user-transformed="true">
          <draw:text-box>
            <text:p><text:span text:style-name="T13">Betrachtet man eine allgemeine Ladungsdichte </text:span><text:span text:style-name="T12">ρ</text:span><text:span text:style-name="T6">(</text:span><text:span text:style-name="T8">r</text:span><text:span text:style-name="T6">), so ist die vom Feld am Volumenelement verrichtete Leistung:</text:span></text:p>
            <text:p><text:span text:style-name="T13">d</text:span><text:span text:style-name="T4">P</text:span><text:span text:style-name="T13"> = [</text:span><text:span text:style-name="T12">ρ</text:span><text:span text:style-name="T6">(</text:span><text:span text:style-name="T8">r</text:span><text:span text:style-name="T6">)d</text:span><text:span text:style-name="T14">3</text:span><text:span text:style-name="T5">r</text:span><text:span text:style-name="T13">] </text:span><text:span text:style-name="T1">E</text:span><text:span text:style-name="T13">(</text:span><text:span text:style-name="T1">r</text:span><text:span text:style-name="T13">) </text:span><text:span text:style-name="T7">∙</text:span><text:span text:style-name="T6"> </text:span><text:span text:style-name="T8">v</text:span><text:span text:style-name="T6">(</text:span><text:span text:style-name="T8">r</text:span><text:span text:style-name="T6">)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text:span text:style-name="T6"> .</text:span></text:p>
            <text:p><text:span text:style-name="T6"/></text:p>
            <text:p><text:span text:style-name="T6">Dies führt zum Begriff der </text:span><text:span text:style-name="T15">Leistungsdichte </text:span><text:span text:style-name="T6"><text:s/></text:span><text:span text:style-name="T8">j</text:span><text:span text:style-name="T6">(</text:span><text:span text:style-name="T8">r</text:span><text:span text:style-name="T6">) </text:span><text:span text:style-name="T7">∙</text:span><text:span text:style-name="T6"> </text:span><text:span text:style-name="T8">E</text:span><text:span text:style-name="T6">(</text:span><text:span text:style-name="T8">r</text:span><text:span text:style-name="T6">).</text:span></text:p>
            <text:p><text:span text:style-name="T6"/></text:p>
            <text:p><text:span text:style-name="T6">Die gesamte, vom Feld </text:span><text:span text:style-name="T8">E</text:span><text:span text:style-name="T6"> an dem System im Volumen </text:span><text:span text:style-name="T5">V</text:span><text:span text:style-name="T6"> bewirkte </text:span><text:span text:style-name="T16">Leistung</text:span><text:span text:style-name="T6"> </text:span><text:span text:style-name="T5">P</text:span><text:span text:style-name="T6"> beträgt dann:</text:span></text:p>
          </draw:text-box>
        </draw:frame>
        <draw:frame draw:style-name="gr2" draw:text-style-name="P2" draw:layer="layout" svg:width="7.159cm" svg:height="3.267cm" svg:x="10.42cm" svg:y="6.566cm">
          <text:p/>
          <draw:object xlink:href="../Verschiebungsleist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689cm" svg:height="1.888cm" svg:x="10.155cm" svg:y="18.655cm">
          <text:p/>
          <draw:object xlink:href="../Leistung%20im%20Fel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P</text:span> = <text:span text:style-name="T4">R</text:span> <text:span text:style-name="T4">I</text:span><text:span text:style-name="T17">2</text:span> ist die Leistung, die beim Durchgang des Stromes <text:span text:style-name="T4">I</text:span> durch den Ohm'schen <text:span text:style-name="T18">Verbraucher</text:span> <text:span text:style-name="T4">R</text:span> auftrit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Ampère'sche Gesetz, welches die Wechselwirkung zwischen zwei stromführenden Leitern (<text:span text:style-name="T4">Stromfäden</text:span>) beschreib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mpère'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86cm" svg:height="2.564cm" svg:x="7.756cm" svg:y="9.217cm">
          <text:p/>
          <draw:object xlink:href="../Ampere'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9">Formulieren Sie die Kraft zwischen zwei von stationären Strömen </text:span><text:span text:style-name="T20">I</text:span><text:span text:style-name="T21">1</text:span><text:span text:style-name="T19"> und </text:span><text:span text:style-name="T20">I</text:span><text:span text:style-name="T21">2</text:span><text:span text:style-name="T19"> durchflossenen Leiterschleifen </text:span><text:span text:style-name="T20">C</text:span><text:span text:style-name="T21">1</text:span><text:span text:style-name="T19">, </text:span><text:span text:style-name="T20">C</text:span><text:span text:style-name="T21">2</text:span><text:span text:style-name="T19">. Gilt </text:span><text:span text:style-name="T20">actio gleich reactio</text:span><text:span text:style-name="T19">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>d<text:span text:style-name="T1">r</text:span><text:span text:style-name="T22">1</text:span> × (d<text:span text:style-name="T1">r</text:span><text:span text:style-name="T22">2</text:span> × <text:span text:style-name="T1">r</text:span><text:span text:style-name="T22">12</text:span>) = d<text:span text:style-name="T1">r</text:span><text:span text:style-name="T22">2</text:span>(d<text:span text:style-name="T1">r</text:span><text:span text:style-name="T22">1</text:span> · <text:span text:style-name="T1">r</text:span><text:span text:style-name="T22">12</text:span>) − <text:span text:style-name="T1">r</text:span><text:span text:style-name="T22">12</text:span>(d<text:span text:style-name="T1">r</text:span><text:span text:style-name="T22">1</text:span> · d<text:span text:style-name="T1">r</text:span><text:span text:style-name="T22">2</text:span>)</text:p>
            <text:p>erhält man aus dem Ampère'schen Gesetz:</text:p>
            <text:p/>
            <text:p/>
            <text:p/>
            <text:p>Es gilt <text:span text:style-name="T1">F</text:span><text:span text:style-name="T22">12</text:span> = -<text:span text:style-name="T1">F</text:span><text:span text:style-name="T22">21</text:span></text:p>
          </draw:text-box>
        </draw:frame>
        <draw:frame draw:style-name="gr2" draw:text-style-name="P2" draw:layer="layout" svg:width="11.429cm" svg:height="2.564cm" svg:x="8.285cm" svg:y="10.717cm">
          <text:p/>
          <draw:object xlink:href="../Kraft%20zwischen%20zwei%20Leiter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23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betrachtet zwei unendlich lange, parallele, gerade Stromfäden im Abstand von 1m, die von gleichen Strömen <text:span text:style-name="T4">I</text:span><text:span text:style-name="T22">1</text:span> = <text:span text:style-name="T4">I</text:span><text:span text:style-name="T22">2</text:span> = <text:span text:style-name="T4">I</text:span> durchflossen werden. <text:span text:style-name="T4">I</text:span> beträgt gerade 1 A, wenn dadurch auf einen1m langen Leiterabschnitt eine Kraft <text:s/>von 2 · 10<text:span text:style-name="T17">−7</text:span> N ausgeübt wi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og zum elektrischen Feld, welches über die Coulomb-Kraft zwischen zwei Punktladungen definiert wird, definiert man die durch den Strom <text:span text:style-name="T4">I</text:span><text:span text:style-name="T22">2</text:span> in der Schleife <text:span text:style-name="T4">C</text:span><text:span text:style-name="T22">2</text:span> erzeugte magnetische Induktion durch das <text:span text:style-name="T18">Biot‑Savart‑Gesetz</text:span>:</text:p>
          </draw:text-box>
        </draw:frame>
        <draw:frame draw:style-name="gr2" draw:text-style-name="P2" draw:layer="layout" svg:width="9.876cm" svg:height="2.564cm" svg:x="9.061cm" svg:y="13.717cm">
          <text:p/>
          <draw:object xlink:href="../Magnetische%20Induktio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4">Wie drückt man die Kraft </text:span><text:span text:style-name="T25">F</text:span><text:span text:style-name="T26">12</text:span><text:span text:style-name="T24"> mittels des vom Strom </text:span><text:span text:style-name="T27">I</text:span><text:span text:style-name="T26">2</text:span><text:span text:style-name="T24"> erzeugten </text:span><text:span text:style-name="T25">B</text:span><text:span text:style-name="T24">-Felds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377cm" svg:height="1.974cm" svg:x="9.811cm" svg:y="9.512cm">
          <text:p/>
          <draw:object xlink:href="../F12%20mit%20B2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uf beliebige Stromdichten <text:span text:style-name="T1">j</text:span>(<text:span text:style-name="T1">r</text:span>) verallgemeinerte Biot-Savart-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21cm" svg:height="2.294cm" svg:x="7.789cm" svg:y="9.352cm">
          <text:p/>
          <draw:object xlink:href="../Allgemeines%20Biot-Savart-Geset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groß ist die Kraft, die auf eine Stromdichte <text:span text:style-name="T1">j</text:span>(<text:span text:style-name="T1">r</text:span>) von einem von einer anderen Stromdichte erzeugten <text:span text:style-name="T1">B</text:span>-Feld ausgeübt wir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864cm">
          <text:p/>
          <draw:object xlink:href="../Kraft%20eines%20B-Felds%20auf%20andere%20Stromdichte%20j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<text:span text:style-name="T1">B</text:span> als Rotation eines Vektorfelds schreib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/>
            <text:p/>
            <text:p/>
            <text:p/>
            <text:p>schreibt man</text:p>
            <text:p/>
            <text:p/>
            <text:p/>
            <text:p><text:span text:style-name="T1">B</text:span> = rot <text:span text:style-name="T1">A</text:span></text:p>
          </draw:text-box>
        </draw:frame>
        <draw:frame draw:style-name="gr2" draw:text-style-name="P2" draw:layer="layout" svg:width="21.878cm" svg:height="4.741cm" svg:x="3.06cm" svg:y="6.329cm">
          <text:p/>
          <draw:object xlink:href="../Umformung%20Biot-Savart%20Rotation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1.375cm" svg:height="2.192cm" svg:x="8.312cm" svg:y="12.503cm">
          <text:p/>
          <draw:object xlink:href="../Biot-Savart%20Rotation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B</text:span> = 0</text:p>
            <text:p/>
            <text:p>(die magnetische Induktion ist ein reines Rotationsfeld und als solches Quellenfrei)</text:p>
            <text:p/>
            <text:p>in integraler Form mithilfe des Gauß'schen Satzes:</text:p>
          </draw:text-box>
        </draw:frame>
        <draw:frame draw:style-name="gr2" draw:text-style-name="P2" draw:layer="layout" svg:width="6.311cm" svg:height="1.888cm" svg:x="10.844cm" svg:y="14.755cm">
          <text:p/>
          <draw:object xlink:href="../homogene%20Maxwell-Gleichung%20der%20Magnetostatik%20in%20integraler%20Form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in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<text:span text:style-name="T2">μ</text:span><text:span text:style-name="T28">0</text:span><text:span text:style-name="T3"> </text:span><text:span text:style-name="T8">j</text:span></text:p>
            <text:p><text:span text:style-name="T29"/></text:p>
            <text:p><text:span text:style-name="T29">Mit Hilfe des Stokes'schen Satzes ergibt sich die äquivalente integrale Form:</text:span></text:p>
            <text:p><text:span text:style-name="T29"/></text:p>
            <text:p><text:span text:style-name="T29"/></text:p>
            <text:p><text:span text:style-name="T29"/></text:p>
            <text:p><text:span text:style-name="T29">(</text:span><text:span text:style-name="T16">Ampère'sches Durchflutungsgesetz</text:span><text:span text:style-name="T29">)</text:span></text:p>
          </draw:text-box>
        </draw:frame>
        <draw:frame draw:style-name="gr2" draw:text-style-name="P2" draw:layer="layout" svg:width="10.146cm" svg:height="1.888cm" svg:x="8.926cm" svg:y="12.155cm">
          <text:p/>
          <draw:object xlink:href="../Ampere'sches%20Durchflutungsgesetz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B</text:span>-Linien eines geraden Leiter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konzentrischen Kreisen um den geraden Leit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B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164cm">
          <text:p/>
          <draw:object xlink:href="../Kraft%20eines%20B-Felds%20auf%20andere%20Stromdichte%20j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0.845cm" svg:height="1.27cm" svg:x="8.577cm" svg:y="12.964cm">
          <text:p/>
          <draw:object xlink:href="../Drehmoment%20eines%20B-Felds%20auf%20andere%20Stromdichte%20j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375cm" svg:height="2.192cm" svg:x="9.312cm" svg:y="9.403cm">
          <text:p/>
          <draw:object xlink:href="../Vektorpotential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A</text:span> ⇒ <text:span text:style-name="T1">A</text:span>' = <text:span text:style-name="T1">A</text:span> + grad <text:span text:style-name="T30">χ</text:span></text:p>
            <text:p/>
            <text:p><text:span text:style-name="T4">χ</text:span> darf dabei eine beliebige skalare Funktion sein, da in jedem Fall</text:p>
            <text:p>rot grad <text:span text:style-name="T4">χ</text:span><text:span text:style-name="T13"> = 0</text:span></text:p>
            <text:p><text:span text:style-name="T13">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A</text:span>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aus der inhomogenen Maxwell-Gleichung mit der Coulomb-Eich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grad div <text:span text:style-name="T1">A</text:span> − Δ<text:span text:style-name="T1">A</text:span> = −Δ<text:span text:style-name="T1">A</text:span> = 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Zu <text:span text:style-name="T1">j</text:span> in einem Raumbereich <text:span text:style-name="T4">V</text:span> mit gegebenen Randbedingungen <text:span text:style-name="T4">S</text:span>(<text:span text:style-name="T4">V</text:span>)</text:p>
            <text:p>soll die Lösung der partiellen, inhomogenen, linearen Differenzialgleichung zweiter Ordnung für jede Komponente von <text:span text:style-name="T1">A</text:span> gefunden werden:</text:p>
            <text:p>Δ<text:span text:style-name="T1">A</text:span> = −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185cm" svg:height="2.192cm" svg:x="9.907cm" svg:y="9.403cm">
          <text:p/>
          <draw:object xlink:href="../Magnetisches%20Momen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31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5cm" svg:height="2.294cm" svg:x="9.774cm" svg:y="9.352cm">
          <text:p/>
          <draw:object xlink:href="../Vektorpotential%20in%20großem%20Abstand%20vom%20j%20-Bereich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Magnetische Induktion einer lokalen Stromvertei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211cm" svg:height="2.515cm" svg:x="9.394cm" svg:y="9.242cm">
          <text:p/>
          <draw:object xlink:href="../Magnetische%20Induktion%20einer%20lokalen%20Stromverteil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661cm" svg:height="2.302cm" svg:x="9.669cm" svg:y="9.348cm">
          <text:p/>
          <draw:object xlink:href="../magnetisches%20Moment%20eines%20geschlossenen,%20ebenen%20Stromkreise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>wegen</text:p>
            <text:p/>
            <text:p><text:span text:style-name="T32">folgt:</text:span><text:span text:style-name="T18"> ein homogenes B-Feld übt auf eine stationäre Stromverteilung keine Kraft aus</text:span></text:p>
          </draw:text-box>
        </draw:frame>
        <draw:frame draw:style-name="gr2" draw:text-style-name="P2" draw:layer="layout" svg:width="8.614cm" svg:height="1.27cm" svg:x="9.692cm" svg:y="8.164cm">
          <text:p/>
          <draw:object xlink:href="../Kraft%20eines%20homogenen%20Magnetfelds%20auf%20eine%20stationäre%20Stromverteilung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5.281cm" svg:height="1.27cm" svg:x="11.359cm" svg:y="10.864cm">
          <text:p/>
          <draw:object xlink:href="../Integral%20über%20die%20Strom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33">Welches Drehmoment übt ein homogenes Magnetfeld auf eine stationäre Stromverteilung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811cm" svg:height="1.27cm" svg:x="8.594cm" svg:y="9.864cm">
          <text:p/>
          <draw:object xlink:href="../Drehmoment%20eines%20homogenen%20Magnetfelds%20auf%20eine%20stationäre%20Stromverteil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B</text:span>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4">V</text:span> = -<text:span text:style-name="T1">m</text:span> <text:span text:style-name="T2">∙</text:span><text:span text:style-name="T3"> </text:span><text:span text:style-name="T8">B</text:span></text:p>
            <text:p><text:span text:style-name="T29"/></text:p>
            <text:p><text:span text:style-name="T34">(Allgemein ist die Kraft als negativer Gradient einer potenziellen Energie </text:span><text:span text:style-name="T35">V</text:span><text:span text:style-name="T34"> definier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teilt die gemittelte Stromdichte <text:span text:style-name="T1">j</text:span><text:span text:style-name="T36">m</text:span> in zwei Bestandteile auf: es gibt Beiträge aus freien und gebundenen Ladungen.</text:p>
            <text:p>Letzterer wird in zwei weitere Bestandteile zerlegt: <text:span text:style-name="T1">j</text:span><text:span text:style-name="T22">p</text:span> die Stromdichte der Polarisationsladungen und <text:span text:style-name="T1">j</text:span><text:span text:style-name="T22">mag</text:span>, die Magnetisierungsstromdichte.</text:p>
            <text:p/>
            <text:p>Sie resultiert aus den Bewegungen der Atomelektronen auf ihren stationären Bahnen um die Kerne. Jede dieser Bewegungen stellt einen kleinen magnetischen Dipol dar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4" draw:layer="layout" svg:width="25.199cm" svg:height="4.027cm" svg:x="1.4cm" svg:y="0.572cm" presentation:class="title" presentation:user-transformed="true">
          <draw:text-box>
            <text:p><text:span text:style-name="T23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37">E</text:span><text:span text:style-name="T23">, </text:span><text:span text:style-name="T37">D</text:span><text:span text:style-name="T23"> und </text:span><text:span text:style-name="T37">P</text:span><text:span text:style-name="T23"> der Elektrostatik und </text:span><text:span text:style-name="T37">A</text:span><text:span text:style-name="T23">, </text:span><text:span text:style-name="T37">H</text:span><text:span text:style-name="T23"> und </text:span><text:span text:style-name="T37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3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18T16:11:53.150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259"/>
  </office:meta>
</office:document-meta>
</file>